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71d" officeooo:paragraph-rsid="001cd71d"/>
    </style:style>
    <style:style style:name="P2" style:family="paragraph" style:parent-style-name="Standard">
      <style:text-properties officeooo:rsid="001ecde4" officeooo:paragraph-rsid="001ecde4"/>
    </style:style>
    <style:style style:name="P3" style:family="paragraph" style:parent-style-name="Standard">
      <style:text-properties officeooo:rsid="002073d0" officeooo:paragraph-rsid="002073d0"/>
    </style:style>
    <style:style style:name="P4" style:family="paragraph" style:parent-style-name="Standard">
      <style:text-properties officeooo:rsid="00214af7" officeooo:paragraph-rsid="00214af7"/>
    </style:style>
    <style:style style:name="P5" style:family="paragraph" style:parent-style-name="Standard">
      <style:text-properties officeooo:rsid="0021cf55" officeooo:paragraph-rsid="0021cf55"/>
    </style:style>
    <style:style style:name="P6" style:family="paragraph" style:parent-style-name="Standard">
      <style:text-properties officeooo:rsid="0023a91a" officeooo:paragraph-rsid="0023a91a"/>
    </style:style>
    <style:style style:name="P7" style:family="paragraph" style:parent-style-name="Standard">
      <style:text-properties officeooo:rsid="0024c91c" officeooo:paragraph-rsid="0024c91c"/>
    </style:style>
    <style:style style:name="P8" style:family="paragraph" style:parent-style-name="Standard">
      <style:text-properties fo:font-weight="bold" officeooo:rsid="001cd71d" officeooo:paragraph-rsid="001cd71d" style:font-weight-asian="bold" style:font-weight-complex="bold"/>
    </style:style>
    <style:style style:name="P9" style:family="paragraph" style:parent-style-name="Standard">
      <style:text-properties fo:font-weight="bold" officeooo:rsid="002073d0" officeooo:paragraph-rsid="002073d0" style:font-weight-asian="bold" style:font-weight-complex="bold"/>
    </style:style>
    <style:style style:name="P10" style:family="paragraph" style:parent-style-name="Standard">
      <style:text-properties fo:font-weight="bold" officeooo:rsid="0026382e" officeooo:paragraph-rsid="0026382e" style:font-weight-asian="bold" style:font-weight-complex="bold"/>
    </style:style>
    <style:style style:name="P11" style:family="paragraph" style:parent-style-name="Standard">
      <style:text-properties fo:font-weight="bold" officeooo:rsid="0026382e" officeooo:paragraph-rsid="00282c43" style:font-weight-asian="bold" style:font-weight-complex="bold"/>
    </style:style>
    <style:style style:name="P12" style:family="paragraph" style:parent-style-name="Standard">
      <style:text-properties fo:font-weight="bold" officeooo:rsid="00282c43" officeooo:paragraph-rsid="00282c43" style:font-weight-asian="bold" style:font-weight-complex="bold"/>
    </style:style>
    <style:style style:name="P13" style:family="paragraph" style:parent-style-name="Standard">
      <style:text-properties fo:font-weight="bold" officeooo:rsid="0024c91c" officeooo:paragraph-rsid="0024c91c" style:font-weight-asian="bold" style:font-weight-complex="bold"/>
    </style:style>
    <style:style style:name="P14" style:family="paragraph" style:parent-style-name="Standard">
      <style:text-properties fo:font-weight="bold" officeooo:rsid="0028fd84" officeooo:paragraph-rsid="0028fd84" style:font-weight-asian="bold" style:font-weight-complex="bold"/>
    </style:style>
    <style:style style:name="P15" style:family="paragraph" style:parent-style-name="Standard">
      <style:text-properties fo:font-weight="bold" officeooo:rsid="002a56a0" officeooo:paragraph-rsid="002a56a0" style:font-weight-asian="bold" style:font-weight-complex="bold"/>
    </style:style>
    <style:style style:name="P16" style:family="paragraph" style:parent-style-name="Standard">
      <style:text-properties fo:font-weight="bold" officeooo:rsid="002b68f8" officeooo:paragraph-rsid="002b68f8" style:font-weight-asian="bold" style:font-weight-complex="bold"/>
    </style:style>
    <style:style style:name="P17" style:family="paragraph" style:parent-style-name="Standard">
      <style:text-properties fo:font-style="normal" fo:font-weight="bold" officeooo:rsid="001ecde4" officeooo:paragraph-rsid="001ecde4" style:font-style-asian="normal" style:font-weight-asian="bold" style:font-style-complex="normal" style:font-weight-complex="bold"/>
    </style:style>
    <style:style style:name="P18" style:family="paragraph" style:parent-style-name="Standard">
      <style:text-properties officeooo:rsid="0023a91a" officeooo:paragraph-rsid="0023a91a"/>
    </style:style>
    <style:style style:name="P19" style:family="paragraph" style:parent-style-name="Standard">
      <style:text-properties officeooo:rsid="0023a91a" officeooo:paragraph-rsid="0024c91c"/>
    </style:style>
    <style:style style:name="P20" style:family="paragraph" style:parent-style-name="Standard">
      <style:text-properties officeooo:rsid="0023a91a" officeooo:paragraph-rsid="00282c43"/>
    </style:style>
    <style:style style:name="P21" style:family="paragraph" style:parent-style-name="Standard">
      <style:text-properties officeooo:rsid="0024c91c" officeooo:paragraph-rsid="0024c91c"/>
    </style:style>
    <style:style style:name="P22" style:family="paragraph" style:parent-style-name="Standard">
      <style:text-properties officeooo:rsid="00282c43" officeooo:paragraph-rsid="00282c43"/>
    </style:style>
    <style:style style:name="P23" style:family="paragraph" style:parent-style-name="Standard">
      <style:text-properties officeooo:rsid="0028fd84" officeooo:paragraph-rsid="0028fd84"/>
    </style:style>
    <style:style style:name="P24" style:family="paragraph" style:parent-style-name="Standard">
      <style:text-properties officeooo:rsid="002a56a0" officeooo:paragraph-rsid="002a56a0"/>
    </style:style>
    <style:style style:name="P25" style:family="paragraph" style:parent-style-name="Standard">
      <style:text-properties officeooo:rsid="002b68f8" officeooo:paragraph-rsid="002b68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#TO CHECK GIVEN CHARAC IS VOWEL OR CONSONANT</text:p>
      <text:p text:style-name="P1">ch=(input("enter character:-"))</text:p>
      <text:p text:style-name="P1">if (ch=='a' or ch=='e'or ch=='i' or ch=='o' or ch=='u' or ch=='A' or ch=='E'or ch=='I' or ch=='O' or ch=='U'):</text:p>
      <text:p text:style-name="P1"><text:s text:c="4"/>print("IT IS VOWEL")</text:p>
      <text:p text:style-name="P1">else:</text:p>
      <text:p text:style-name="P1"><text:s text:c="4"/>print("IT IS CONSONANT")</text:p>
      <text:p text:style-name="P1"/>
      <text:p text:style-name="P1">//////////////////////////////////////////////////////////////////////////////////////////////////</text:p>
      <text:p text:style-name="P1"/>
      <text:p text:style-name="P17">#TO CHECK CHARACTER IS ALPHABET OR NOT</text:p>
      <text:p text:style-name="P2"/>
      <text:p text:style-name="P2">xt=(input("ENTER CHARACTER"))</text:p>
      <text:p text:style-name="P2">if (xt&gt;='a' and xt&lt;='z' or xt&gt;='A' and xt&lt;='Z'):</text:p>
      <text:p text:style-name="P2"><text:s text:c="4"/>print("IT IS ALPHABET")</text:p>
      <text:p text:style-name="P2">else:</text:p>
      <text:p text:style-name="P2"><text:s text:c="4"/>print("IT IS NOT AN ALPHABET")</text:p>
      <text:p text:style-name="P2"/>
      <text:p text:style-name="P2">////////////////////////////////////////////////////////////////////////////////////////////////////////</text:p>
      <text:p text:style-name="P9">#sum of square of first n natural numbers</text:p>
      <text:p text:style-name="P3"/>
      <text:p text:style-name="P3">x=input("the string is:")</text:p>
      <text:p text:style-name="P3">v=''.join(reversed(x))</text:p>
      <text:p text:style-name="P3">if(x==v):</text:p>
      <text:p text:style-name="P3"><text:s text:c="4"/>print("it is palindrome")</text:p>
      <text:p text:style-name="P3">else:</text:p>
      <text:p text:style-name="P3"><text:s text:c="4"/>print("it is not a palindrome")</text:p>
      <text:p text:style-name="P3">/////////////////////////////////////////////////////////////////////////////////////////////////////</text:p>
      <text:p text:style-name="P10">#factorial</text:p>
      <text:p text:style-name="P4">n=int(input("enter number"))</text:p>
      <text:p text:style-name="P4">fact=1</text:p>
      <text:p text:style-name="P4">for i in range(1,n+1):</text:p>
      <text:p text:style-name="P4"><text:s text:c="4"/>fact=fact*i</text:p>
      <text:p text:style-name="P4">print("THE FACTORIAL IS :",fact)</text:p>
      <text:p text:style-name="P4"/>
      <text:p text:style-name="P4">/////////////////////////////////////////////////////////////////////////////////////////////////////</text:p>
      <text:p text:style-name="P10">#sum of natural nos.</text:p>
      <text:p text:style-name="P5">n=int(input("enter the no:"))</text:p>
      <text:p text:style-name="P5">s=0</text:p>
      <text:p text:style-name="P5"/>
      <text:p text:style-name="P5">for i in range(1,n+1):</text:p>
      <text:p text:style-name="P5"><text:s text:c="4"/>s=s+i</text:p>
      <text:p text:style-name="P5">print("the sum of natural no is:",s)</text:p>
      <text:p text:style-name="P5"/>
      <text:p text:style-name="P5">///////////////////////////////////////////////////////////////////////////////////////////////////////</text:p>
      <text:p text:style-name="P10">#squares</text:p>
      <text:p text:style-name="P6">a=int(input("enter no;"))</text:p>
      <text:p text:style-name="P6">s=0</text:p>
      <text:p text:style-name="P6">for i in range(1,a+1):</text:p>
      <text:p text:style-name="P6"><text:soft-page-break/><text:s text:c="4"/>s=i**2+s</text:p>
      <text:p text:style-name="P6">print("sum of square is",s)</text:p>
      <text:p text:style-name="P6"/>
      <text:p text:style-name="P6">//////////////////////////////////////////////////////////////////////////////////////////////////////////////////////////////////</text:p>
      <text:p text:style-name="P6"/>
      <text:p text:style-name="P13">#find ASCII VALUE</text:p>
      <text:p text:style-name="P13"/>
      <text:p text:style-name="P7">p=input("enter the character")</text:p>
      <text:p text:style-name="P7">print("the ascii value of the character is,",ord(p))</text:p>
      <text:p text:style-name="P7"/>
      <text:p text:style-name="P7">/////////////////////////////////////////////////////////////////////////////////////////////////////////</text:p>
      <text:p text:style-name="P19"/>
      <text:p text:style-name="P12">#write a function to find HCF of given numbers</text:p>
      <text:p text:style-name="P22"/>
      <text:p text:style-name="P22">def hcf(a,b):</text:p>
      <text:p text:style-name="P22"><text:s text:c="9"/>if a&gt;b:</text:p>
      <text:p text:style-name="P22"><text:s text:c="19"/>small=b</text:p>
      <text:p text:style-name="P22"><text:s text:c="9"/>else:</text:p>
      <text:p text:style-name="P22"><text:s text:c="19"/>small=a</text:p>
      <text:p text:style-name="P22"><text:s text:c="9"/>for i in range(1,small+1):</text:p>
      <text:p text:style-name="P22"><text:s text:c="20"/>if((a%i==0)and(b%i==0)):</text:p>
      <text:p text:style-name="P22"><text:s text:c="28"/>hcf=i</text:p>
      <text:p text:style-name="P22"><text:s text:c="9"/>return hcf</text:p>
      <text:p text:style-name="P22">/////////////////////////////////////////////////////////////////////////////////////////////////////////////////////////////</text:p>
      <text:p text:style-name="P22"/>
      <text:p text:style-name="P14">#write a program frequency of characters</text:p>
      <text:p text:style-name="P14"/>
      <text:p text:style-name="P23">def chart(str1):</text:p>
      <text:p text:style-name="P23"><text:s text:c="4"/>dict={}</text:p>
      <text:p text:style-name="P23"><text:s text:c="4"/>for n in str1:</text:p>
      <text:p text:style-name="P23"><text:s text:c="13"/>keys=dict.keys()</text:p>
      <text:p text:style-name="P23"><text:s text:c="13"/>if n in keys:</text:p>
      <text:p text:style-name="P23"><text:s text:c="24"/>dict[n]+=1</text:p>
      <text:p text:style-name="P23"><text:s text:c="13"/>else:</text:p>
      <text:p text:style-name="P23"><text:s text:c="24"/>dict[n]=1</text:p>
      <text:p text:style-name="P23"><text:s text:c="4"/>return dict</text:p>
      <text:p text:style-name="P23">s=input("enter the string:-")</text:p>
      <text:p text:style-name="P23">print (chart(s))</text:p>
      <text:p text:style-name="P23"/>
      <text:p text:style-name="P22">//////////////////////////////////////////////////////////////////////////////////////////</text:p>
      <text:p text:style-name="P22"/>
      <text:p text:style-name="P15"># to find LCM(LOWEST COMMON MULTIPLIER)</text:p>
      <text:p text:style-name="P24"/>
      <text:p text:style-name="P24">a=int(input("enter the 1st no:-"))</text:p>
      <text:p text:style-name="P24">b=int(input("enter the 2nd no:-"))</text:p>
      <text:p text:style-name="P24">if(a&gt;b):</text:p>
      <text:p text:style-name="P24"><text:s text:c="12"/>min1=a</text:p>
      <text:p text:style-name="P24">else:</text:p>
      <text:p text:style-name="P24"><text:s text:c="12"/>min1=b</text:p>
      <text:p text:style-name="P24"><text:soft-page-break/>while(1):</text:p>
      <text:p text:style-name="P24"><text:s text:c="12"/>if(min1%a==0 and min1%b==0):</text:p>
      <text:p text:style-name="P24"><text:s text:c="17"/>print("LCM is",min1)</text:p>
      <text:p text:style-name="P24"><text:s text:c="17"/>break</text:p>
      <text:p text:style-name="P24"><text:s text:c="12"/>min1=min1+1</text:p>
      <text:p text:style-name="P24"/>
      <text:p text:style-name="P24">//////////////////////////////////////////////////////////////////////////////////////////////////////////////////////////</text:p>
      <text:p text:style-name="P24"/>
      <text:p text:style-name="P16"># write a prog to calculate net salary using function</text:p>
      <text:p text:style-name="P25"/>
      <text:p text:style-name="P25">def salary(x):</text:p>
      <text:p text:style-name="P25"><text:s text:c="10"/>TA=x*.10</text:p>
      <text:p text:style-name="P25"><text:s text:c="10"/>DA=x*.20</text:p>
      <text:p text:style-name="P25"><text:s text:c="10"/>HRA=x*.30</text:p>
      <text:p text:style-name="P25"><text:s text:c="10"/>PF=x*.12</text:p>
      <text:p text:style-name="P25"><text:s text:c="10"/>GROSS=x+TA+DA+HRA</text:p>
      <text:p text:style-name="P25"><text:s text:c="10"/>NET=GROSS-PF</text:p>
      <text:p text:style-name="P25"><text:s text:c="10"/>print("BASIC SALARY IS",x)</text:p>
      <text:p text:style-name="P25"><text:s text:c="10"/>print("TA=",TA)</text:p>
      <text:p text:style-name="P25"><text:s text:c="10"/>print("DA=",DA)</text:p>
      <text:p text:style-name="P25"><text:s text:c="10"/>print("HRA=",HRA)</text:p>
      <text:p text:style-name="P25"><text:s text:c="10"/>print("PF=",PF)</text:p>
      <text:p text:style-name="P25"><text:s text:c="10"/>print("GROSS=",GROSS)</text:p>
      <text:p text:style-name="P25"><text:s text:c="10"/>print("NET SALARY=",NET)</text:p>
      <text:p text:style-name="P25">basic=int(input("enter the basic salary:-"))</text:p>
      <text:p text:style-name="P25">salary(basi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2:56:34.628355975</meta:creation-date>
    <dc:date>2019-08-21T14:29:33.328707892</dc:date>
    <meta:editing-duration>PT1H41M4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101" meta:word-count="262" meta:character-count="3389" meta:non-whitespace-character-count="2759"/>
  </office:meta>
</office:document-meta>
</file>